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9.3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964cm" fo:min-width="8.45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48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826cm" svg:height="6.364cm" svg:x="17.051cm" svg:y="0.985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1"><text:span text:style-name="T1">IOb-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769cm" svg:height="1.195cm" svg:x="10.776cm" svg:y="4.522cm">
          <draw:text-box>
            <text:p text:style-name="P3"><text:span text:style-name="T2">Demo Bus</text:span></text:p>
          </draw:text-box>
        </draw:frame>
        <draw:connector draw:style-name="gr3" draw:text-style-name="P5" draw:layer="layout" svg:x1="9.975cm" svg:y1="4.172cm" svg:x2="17.051cm" svg:y2="4.167cm" draw:start-shape="id1" draw:start-glue-point="1" draw:end-shape="id2" draw:end-glue-point="3" svg:d="M9975 4172h3538v-5h3538" svg:viewBox="0 0 7077 6">
          <text:p/>
        </draw:connector>
        <draw:custom-shape draw:style-name="gr4" draw:text-style-name="P6" xml:id="id1" draw:id="id1" draw:layer="layout" svg:width="8.958cm" svg:height="4.939cm" svg:x="1.017cm" svg:y="1.703cm">
          <draw:glue-point draw:id="4" svg:x="2.175cm" svg:y="5.001cm"/>
          <text:p text:style-name="P1"><text:span text:style-name="T1">External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line-skew="2.608cm" svg:x1="26.877cm" svg:y1="1.864cm" svg:x2="26.87cm" svg:y2="2.794cm" draw:start-shape="id2" draw:start-glue-point="15" draw:end-shape="id2" draw:end-glue-point="5" svg:d="M26877 1864h3109v930h-3116" svg:viewBox="0 0 3117 931">
          <text:p/>
        </draw:connector>
        <draw:connector draw:style-name="gr6" draw:text-style-name="P5" draw:layer="layout" draw:line-skew="2.589cm" svg:x1="26.877cm" svg:y1="5.539cm" svg:x2="26.877cm" svg:y2="6.461cm" draw:start-shape="id2" draw:start-glue-point="4" draw:end-shape="id2" draw:end-glue-point="19" svg:d="M26877 5539h3090v922h-3090" svg:viewBox="0 0 3091 923">
          <text:p/>
        </draw:connector>
        <draw:frame draw:style-name="gr7" draw:text-style-name="P7" draw:layer="layout" svg:width="1.427cm" svg:height="0.988cm" svg:x="27.123cm" svg:y="6.47cm">
          <draw:text-box>
            <text:p>O2</text:p>
          </draw:text-box>
        </draw:frame>
        <draw:frame draw:style-name="gr8" draw:text-style-name="P7" draw:layer="layout" svg:width="1.315cm" svg:height="0.988cm" svg:x="26.995cm" svg:y="4.468cm">
          <draw:text-box>
            <text:p>I2</text:p>
          </draw:text-box>
        </draw:frame>
        <draw:frame draw:style-name="gr9" draw:text-style-name="P7" draw:layer="layout" svg:width="1.427cm" svg:height="0.988cm" svg:x="26.978cm" svg:y="0.846cm">
          <draw:text-box>
            <text:p>O1</text:p>
          </draw:text-box>
        </draw:frame>
        <draw:connector draw:style-name="gr6" draw:text-style-name="P5" draw:layer="layout" svg:x1="19.857cm" svg:y1="7.349cm" svg:x2="19.88cm" svg:y2="8.585cm" draw:start-shape="id2" draw:start-glue-point="11" svg:d="M19857 7349v869h23v367" svg:viewBox="0 0 24 1237">
          <text:p/>
        </draw:connector>
        <draw:connector draw:style-name="gr6" draw:text-style-name="P5" draw:layer="layout" svg:x1="24.781cm" svg:y1="7.299cm" svg:x2="24.804cm" svg:y2="8.535cm" svg:d="M24781 7299v619h23v617" svg:viewBox="0 0 24 1237">
          <text:p/>
        </draw:connector>
        <draw:custom-shape draw:style-name="gr10" draw:text-style-name="P6" draw:layer="layout" svg:width="8.958cm" svg:height="3.214cm" svg:x="17.585cm" svg:y="8.529cm">
          <draw:glue-point draw:id="4" svg:x="2.175cm" svg:y="5.001cm"/>
          <text:p text:style-name="P1"><text:span text:style-name="T1">Clock and Reset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1.446cm" svg:height="0.988cm" svg:x="18.511cm" svg:y="7.347cm">
          <draw:text-box>
            <text:p>clk</text:p>
          </draw:text-box>
        </draw:frame>
        <draw:frame draw:style-name="gr12" draw:text-style-name="P7" draw:layer="layout" svg:width="1.387cm" svg:height="0.988cm" svg:x="24.924cm" svg:y="7.233cm">
          <draw:text-box>
            <text:p>rst</text:p>
          </draw:text-box>
        </draw:frame>
        <draw:frame draw:style-name="gr13" draw:text-style-name="P7" draw:layer="layout" svg:width="1.448cm" svg:height="0.988cm" svg:x="26.994cm" svg:y="2.914cm">
          <draw:text-box>
            <text:p>I1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03-04T21:31:34.517366641</dc:date>
    <meta:editing-duration>PT16H15M15S</meta:editing-duration>
    <meta:editing-cycles>53</meta:editing-cycles>
    <meta:generator>LibreOffice/25.2.0.3$Linux_X86_64 LibreOffice_project/520$Build-3</meta:generator>
    <meta:document-statistic meta:object-count="15"/>
  </office:meta>
</office:document-meta>
</file>